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ftReferenceSymbolTableConfiguration.SoftReferenceSymbolTable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erenceSymbolTableConfiguration.SoftReferenceSymbolTabl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erenceSymbolTableConfiguration.SoftReferenceSymbolTableConfiguration( SymbolTable symbolTable , XMLGrammarPool grammarPool , XMLComponentManager parent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erenceSymbolTableConfiguration.SoftReferenceSymbolTableConfiguration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